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77cm" svg:height="1.28cm" svg:x="3.751cm" svg:y="9.094cm">
          <draw:text-box>
            <text:p text:style-name="P1"><text:span text:style-name="T1">T(n, k, 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2T11:17:50.620451796</meta:creation-date>
    <dc:date>2016-05-12T11:37:09.337041531</dc:date>
    <dc:creator>elucterio </dc:creator>
    <meta:editing-duration>PT1M22S</meta:editing-duration>
    <meta:editing-cycles>5</meta:editing-cycles>
    <meta:generator>LibreOffice/4.2.8.2$Linux_X86_64 LibreOffice_project/420m0$Build-2</meta:generator>
    <meta:document-statistic meta:object-count="1"/>
  </office:meta>
</office:document-meta>
</file>